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paragraph-properties fo:text-align="end" style:justify-single-word="false"/>
      <style:text-properties fo:language="es" fo:country="MX" officeooo:rsid="001fb73c" officeooo:paragraph-rsid="001fb73c"/>
    </style:style>
    <style:style style:name="P5" style:family="paragraph" style:parent-style-name="Standard">
      <style:paragraph-properties fo:text-align="justify" style:justify-single-word="false"/>
      <style:text-properties fo:language="es" fo:country="MX" officeooo:rsid="001fb73c" officeooo:paragraph-rsid="001fb73c"/>
    </style:style>
    <style:style style:name="P6" style:family="paragraph" style:parent-style-name="Standard" style:list-style-name="WW8Num6">
      <style:paragraph-properties fo:text-align="justify" style:justify-single-word="false"/>
      <style:text-properties fo:language="es" fo:country="MX" officeooo:rsid="001fb73c" officeooo:paragraph-rsid="001fb73c"/>
    </style:style>
    <style:style style:name="P7" style:family="paragraph" style:parent-style-name="Standard" style:list-style-name="WW8Num5">
      <style:text-properties officeooo:rsid="001fb73c" officeooo:paragraph-rsid="001fb73c"/>
    </style:style>
    <style:style style:name="P8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1">9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11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4">Fei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Puntos a tratar:</text:p>
          </table:table-cell>
          <table:table-cell table:style-name="Tabla2.B1" office:value-type="string">
            <text:list xml:id="list6032438114024540593" text:style-name="WW8Num6">
              <text:list-item>
                <text:p text:style-name="P6">Requeriemientos del sistema (Carlos)</text:p>
              </text:list-item>
              <text:list-item>
                <text:p text:style-name="P6">Lista de acontencimientos (Cristian)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3">Acuerdos:</text:p>
          </table:table-cell>
          <table:table-cell table:style-name="Tabla2.B1" office:value-type="string">
            <text:list xml:id="list7820350898390602903" text:style-name="WW8Num5">
              <text:list-item>
                <text:p text:style-name="P7">Los requerimientos no son definitivos pueden cambiar, si cambian la planeación deberá ser modificada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3">Observaciones:</text:p>
          </table:table-cell>
          <table:table-cell table:style-name="Tabla2.B1" office:value-type="string">
            <text:p text:style-name="P5">Los requerimientos casi siempre cambian </text:p>
          </table:table-cell>
        </table:table-row>
        <table:table-row table:style-name="Tabla2.1">
          <table:table-cell table:style-name="Tabla2.A1" office:value-type="string">
            <text:p text:style-name="P3">Asistentes:</text:p>
          </table:table-cell>
          <table:table-cell table:style-name="Tabla2.B1" office:value-type="string">
            <text:p text:style-name="P3">Cristian, Carlos, <text:span text:style-name="T1">Pedr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11T03:28:19.126548395</dc:date>
    <meta:print-date>2010-08-25T21:39:00</meta:print-date>
    <meta:editing-cycles>6</meta:editing-cycles>
    <meta:editing-duration>PT6M56S</meta:editing-duration>
    <meta:generator>LibreOffice/4.3.1.2$Linux_x86 LibreOffice_project/430m0$Build-2</meta:generator>
    <meta:document-statistic meta:table-count="2" meta:image-count="0" meta:object-count="0" meta:page-count="1" meta:paragraph-count="19" meta:word-count="65" meta:character-count="493" meta:non-whitespace-character-count="448"/>
  </office:meta>
</office:document-meta>
</file>